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1" svg:font-family="'Lucida Sans'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ercises chapter 12</text:p>
      <text:p text:style-name="Standard"/>
      <text:p text:style-name="Standard">1: Given the following variable assignments: </text:p>
      <text:p text:style-name="Standard"/>
      <text:p text:style-name="Standard">$ EDITOR=/bin/vi<text:tab/><text:tab/><text:tab/></text:p>
      <text:p text:style-name="Standard">$ DB= <text:tab/><text:tab/><text:tab/><text:tab/><text:tab/></text:p>
      <text:p text:style-name="Standard">$ EDITFLAG=yes</text:p>
      <text:p text:style-name="Standard">$ PHONEBOOK= </text:p>
      <text:p text:style-name="Standard">$ </text:p>
      <text:p text:style-name="Standard"/>
      <text:p text:style-name="Standard">What will be the results of the following commands? </text:p>
      <text:p text:style-name="Standard"/>
      <text:p text:style-name="Standard">echo ${EDITOR}<text:tab/><text:tab/><text:tab/><text:tab/><text:span text:style-name="T1">/bin/vi</text:span></text:p>
      <text:p text:style-name="Standard">echo ${DB:=/users/pat/db} <text:tab/><text:tab/><text:tab/><text:span text:style-name="T1">/users/pat/db <text:s text:c="8"/>(and now DB is set to that value)</text:span><text:tab/></text:p>
      <text:p text:style-name="Standard">echo ${EDITOR:-/bin/ed} <text:tab/><text:tab/><text:tab/><text:span text:style-name="T1">/bin/vi</text:span></text:p>
      <text:p text:style-name="Standard">echo ${PHONEBOOK:?} <text:tab/><text:tab/><text:tab/><text:span text:style-name="T1">bash: PHONEBOOK: parameter null or not set</text:span></text:p>
      <text:p text:style-name="Standard">echo ${DB:-/users/pat/db} <text:tab/><text:tab/><text:tab/><text:span text:style-name="T1">/users/pat/db</text:span></text:p>
      <text:p text:style-name="Standard">ed=${EDITFLAG:+${EDITOR:-/bin/ed}} <text:tab/><text:span text:style-name="T1">ed gets assign /bin/vi</text:span></text:p>
      <text:p text:style-name="Standard"/>
      <text:p text:style-name="Standard">2: Rewrite the home program from Exercise 5 in Chapter 7 to use the set command and the IFS to </text:p>
      <text:p text:style-name="Standard">extract the home directory from /etc/passwd. What happens to the program if one of the fields </text:p>
      <text:p text:style-name="Standard">in the file is null, as in </text:p>
      <text:p text:style-name="Standard"/>
      <text:p text:style-name="Standard">steve:*:203:100::/users/steve:/usr/bin/ksh </text:p>
      <text:p text:style-name="Standard"/>
      <text:p text:style-name="Standard">Here the fifth field is null (::).</text:p>
      <text:p text:style-name="Standard"/>
      <text:p text:style-name="P1">IFS=:</text:p>
      <text:p text:style-name="P1">line=$(grep "$1" /etc/passwd)</text:p>
      <text:p text:style-name="P1">set $line</text:p>
      <text:p text:style-name="P1">echo $6</text:p>
      <text:p text:style-name="P1"/>
      <text:p text:style-name="P1">nothing will happen if the field is null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1" svg:font-family="'Lucida Sans'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letter-kerning="true" style:font-name-asian="Albany AMT1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lbany AMT1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CC Account</meta:initial-creator>
    <meta:creation-date>2011-12-05T19:32:29</meta:creation-date>
    <dc:date>2011-12-07T19:17:42</dc:date>
    <dc:creator>MCC Account</dc:creator>
    <meta:editing-duration>PT2H30M25S</meta:editing-duration>
    <meta:editing-cycles>3</meta:editing-cycles>
    <meta:generator>LibreOffice/3.3$Linux LibreOffice_project/330m19$Build-8</meta:generator>
    <meta:document-statistic meta:table-count="0" meta:image-count="0" meta:object-count="0" meta:page-count="1" meta:paragraph-count="24" meta:word-count="128" meta:character-count="871"/>
  </office:meta>
</office:document-meta>
</file>